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2" style:family="table-cell" style:parent-style-name="Default">
      <style:text-properties fo:color="#999999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 style:data-style-name="N70">
      <style:table-cell-properties fo:background-color="#81d41a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70"/>
    <style:style style:name="ce18" style:family="table-cell" style:parent-style-name="Default" style:data-style-name="N70">
      <style:text-properties fo:color="#999999"/>
    </style:style>
    <style:style style:name="ce19" style:family="table-cell" style:parent-style-name="Default" style:data-style-name="N0"/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4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19215.077845" calcext:value-type="float">
            <text:p>19215.077845</text:p>
          </table:table-cell>
          <table:table-cell table:formula="of:=[.H2]/24/365" office:value-type="float" office:value="2.19350203710046" calcext:value-type="float">
            <text:p>2.19350203710046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3949.4" calcext:value-type="float">
            <text:p>3949.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order_lvl_order_suborder_Paleognathae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2"/>
          <table:table-cell table:style-name="ce18"/>
          <table:table-cell table:style-name="ce12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order_lvl_order_suborder_Mirandornith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2"/>
          <table:table-cell table:style-name="ce18"/>
          <table:table-cell table:style-name="ce12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ccipitr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nser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331" calcext:value-type="float">
            <text:p>33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pod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Bucerot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aprimulgiformes 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iconi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8"/>
          <table:table-cell table:style-name="ce12" office:value-type="string" calcext:value-type="string">
            <text:p>s</text:p>
          </table:table-cell>
          <table:table-cell table:style-name="ce12" table:number-columns-repeated="1009"/>
        </table:table-row>
        <table:table-row table:style-name="ro1">
          <table:table-cell table:style-name="ce12" office:value-type="float" office:value="266" calcext:value-type="float">
            <text:p>26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olumb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oraci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34" calcext:value-type="float">
            <text:p>13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ucul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Falcon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Gall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Musophag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Otid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elecan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odicipediformes 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rocellariiform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341" calcext:value-type="float">
            <text:p>3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sittac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terocl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phenisc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trig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uliformes <text:s text:c="6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Tinam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Trogoniform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Buceroti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Charadrii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Grui <text:s text:c="7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Ralli <text:s text:c="6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Scolopaci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fam_lvl_fam_Menuroidea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0.88889" calcext:value-type="float">
            <text:p>50.88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9.99389" calcext:value-type="float">
            <text:p>39.99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7.25667" calcext:value-type="float">
            <text:p>57.25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2.92556" calcext:value-type="float">
            <text:p>52.92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7.18944" calcext:value-type="float">
            <text:p>47.18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9.62278" calcext:value-type="float">
            <text:p>49.622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9.8975" calcext:value-type="float">
            <text:p>39.89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4.17833" calcext:value-type="float">
            <text:p>54.178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62.19722" calcext:value-type="float">
            <text:p>62.19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5.69444" calcext:value-type="float">
            <text:p>55.69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3.1175" calcext:value-type="float">
            <text:p>53.11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3.83056" calcext:value-type="float">
            <text:p>53.83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1.9325" calcext:value-type="float">
            <text:p>51.93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5.25278" calcext:value-type="float">
            <text:p>45.252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" calcext:value-type="float">
            <text:p>4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4.53639" calcext:value-type="float">
            <text:p>44.536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30389" calcext:value-type="float">
            <text:p>41.30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93361" calcext:value-type="float">
            <text:p>41.93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9.05028" calcext:value-type="float">
            <text:p>49.050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5528" calcext:value-type="float">
            <text:p>41.75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7.15694" calcext:value-type="float">
            <text:p>47.15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9" calcext:value-type="float">
            <text:p>41.6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7806" calcext:value-type="float">
            <text:p>41.77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8.5525" calcext:value-type="float">
            <text:p>48.55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2.06056" calcext:value-type="float">
            <text:p>52.06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4.83694" calcext:value-type="float">
            <text:p>44.83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9611" calcext:value-type="float">
            <text:p>41.696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05944" calcext:value-type="float">
            <text:p>41.0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46444" calcext:value-type="float">
            <text:p>41.46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3972" calcext:value-type="float">
            <text:p>41.63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6.4725" calcext:value-type="float">
            <text:p>46.47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19111" calcext:value-type="float">
            <text:p>41.191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7.81167" calcext:value-type="float">
            <text:p>37.81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3944" calcext:value-type="float">
            <text:p>41.73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2083" calcext:value-type="float">
            <text:p>41.720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34333" calcext:value-type="float">
            <text:p>41.34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2333" calcext:value-type="float">
            <text:p>41.72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0417" calcext:value-type="float">
            <text:p>37.7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6583" calcext:value-type="float">
            <text:p>41.66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1167" calcext:value-type="float">
            <text:p>37.81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2806" calcext:value-type="float">
            <text:p>37.72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66361" calcext:value-type="float">
            <text:p>37.66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7306" calcext:value-type="float">
            <text:p>37.773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2556" calcext:value-type="float">
            <text:p>37.82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0389" calcext:value-type="float">
            <text:p>37.70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0417" calcext:value-type="float">
            <text:p>37.8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6675" calcext:value-type="float">
            <text:p>37.66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9556" calcext:value-type="float">
            <text:p>37.79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55.22083" calcext:value-type="float">
            <text:p>55.220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33" calcext:value-type="float">
            <text:p>951833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84" calcext:value-type="float">
            <text:p>915938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34" calcext:value-type="float">
            <text:p>9518334</text:p>
          </table:table-cell>
          <table:table-cell/>
          <table:table-cell office:value-type="float" office:value="56.71667" calcext:value-type="float">
            <text:p>56.71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5" calcext:value-type="float">
            <text:p>915938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35" calcext:value-type="float">
            <text:p>9518335</text:p>
          </table:table-cell>
          <table:table-cell/>
          <table:table-cell office:value-type="float" office:value="52.17389" calcext:value-type="float">
            <text:p>52.17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6" calcext:value-type="float">
            <text:p>915938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36" calcext:value-type="float">
            <text:p>9518336</text:p>
          </table:table-cell>
          <table:table-cell/>
          <table:table-cell office:value-type="float" office:value="53.52333" calcext:value-type="float">
            <text:p>53.5233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87" calcext:value-type="float">
            <text:p>915938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37" calcext:value-type="float">
            <text:p>9518337</text:p>
          </table:table-cell>
          <table:table-cell/>
          <table:table-cell office:value-type="float" office:value="51.14222" calcext:value-type="float">
            <text:p>51.14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8" calcext:value-type="float">
            <text:p>915938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38" calcext:value-type="float">
            <text:p>9518338</text:p>
          </table:table-cell>
          <table:table-cell/>
          <table:table-cell office:value-type="float" office:value="53.63694" calcext:value-type="float">
            <text:p>53.63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9" calcext:value-type="float">
            <text:p>915938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39" calcext:value-type="float">
            <text:p>9518339</text:p>
          </table:table-cell>
          <table:table-cell/>
          <table:table-cell office:value-type="float" office:value="48.9075" calcext:value-type="float">
            <text:p>48.90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0" calcext:value-type="float">
            <text:p>915939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40" calcext:value-type="float">
            <text:p>9518340</text:p>
          </table:table-cell>
          <table:table-cell/>
          <table:table-cell office:value-type="float" office:value="53.43944" calcext:value-type="float">
            <text:p>53.439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1" calcext:value-type="float">
            <text:p>915939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41" calcext:value-type="float">
            <text:p>9518341</text:p>
          </table:table-cell>
          <table:table-cell/>
          <table:table-cell office:value-type="float" office:value="50.4975" calcext:value-type="float">
            <text:p>50.49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2" calcext:value-type="float">
            <text:p>915939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42" calcext:value-type="float">
            <text:p>9518342</text:p>
          </table:table-cell>
          <table:table-cell/>
          <table:table-cell office:value-type="float" office:value="51.85611" calcext:value-type="float">
            <text:p>51.85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3" calcext:value-type="float">
            <text:p>915939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43" calcext:value-type="float">
            <text:p>9518343</text:p>
          </table:table-cell>
          <table:table-cell/>
          <table:table-cell office:value-type="float" office:value="56.10444" calcext:value-type="float">
            <text:p>56.104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4" calcext:value-type="float">
            <text:p>915939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44" calcext:value-type="float">
            <text:p>9518344</text:p>
          </table:table-cell>
          <table:table-cell/>
          <table:table-cell office:value-type="float" office:value="47.15861" calcext:value-type="float">
            <text:p>47.158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5" calcext:value-type="float">
            <text:p>915939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45" calcext:value-type="float">
            <text:p>951834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6" calcext:value-type="float">
            <text:p>915939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46" calcext:value-type="float">
            <text:p>9518346</text:p>
          </table:table-cell>
          <table:table-cell/>
          <table:table-cell office:value-type="float" office:value="55.72444" calcext:value-type="float">
            <text:p>55.724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7" calcext:value-type="float">
            <text:p>915939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47" calcext:value-type="float">
            <text:p>9518347</text:p>
          </table:table-cell>
          <table:table-cell/>
          <table:table-cell office:value-type="float" office:value="68.71472" calcext:value-type="float">
            <text:p>68.714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8" calcext:value-type="float">
            <text:p>915939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48" calcext:value-type="float">
            <text:p>9518348</text:p>
          </table:table-cell>
          <table:table-cell/>
          <table:table-cell office:value-type="float" office:value="44.81778" calcext:value-type="float">
            <text:p>44.81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9" calcext:value-type="float">
            <text:p>915939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49" calcext:value-type="float">
            <text:p>9518349</text:p>
          </table:table-cell>
          <table:table-cell/>
          <table:table-cell office:value-type="float" office:value="60.93778" calcext:value-type="float">
            <text:p>60.93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0" calcext:value-type="float">
            <text:p>915940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50" calcext:value-type="float">
            <text:p>9518350</text:p>
          </table:table-cell>
          <table:table-cell/>
          <table:table-cell office:value-type="float" office:value="44.49917" calcext:value-type="float">
            <text:p>44.49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1" calcext:value-type="float">
            <text:p>915940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51" calcext:value-type="float">
            <text:p>9518351</text:p>
          </table:table-cell>
          <table:table-cell/>
          <table:table-cell table:style-name="ce15" office:value-type="float" office:value="62.10528" calcext:value-type="float">
            <text:p>62.10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2" calcext:value-type="float">
            <text:p>915940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52" calcext:value-type="float">
            <text:p>9518352</text:p>
          </table:table-cell>
          <table:table-cell/>
          <table:table-cell office:value-type="float" office:value="52.04667" calcext:value-type="float">
            <text:p>52.04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3" calcext:value-type="float">
            <text:p>915940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53" calcext:value-type="float">
            <text:p>9518353</text:p>
          </table:table-cell>
          <table:table-cell/>
          <table:table-cell table:style-name="ce15" office:value-type="float" office:value="58.05694" calcext:value-type="float">
            <text:p>58.05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4" calcext:value-type="float">
            <text:p>915940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54" calcext:value-type="float">
            <text:p>9518354</text:p>
          </table:table-cell>
          <table:table-cell/>
          <table:table-cell table:style-name="ce15" office:value-type="float" office:value="57.41806" calcext:value-type="float">
            <text:p>57.4180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5" calcext:value-type="float">
            <text:p>915940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55" calcext:value-type="float">
            <text:p>9518355</text:p>
          </table:table-cell>
          <table:table-cell/>
          <table:table-cell table:style-name="ce15" office:value-type="float" office:value="52.79167" calcext:value-type="float">
            <text:p>52.79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6" calcext:value-type="float">
            <text:p>915940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56" calcext:value-type="float">
            <text:p>9518356</text:p>
          </table:table-cell>
          <table:table-cell/>
          <table:table-cell table:style-name="ce15" office:value-type="float" office:value="57.28" calcext:value-type="float">
            <text:p>57.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7" calcext:value-type="float">
            <text:p>915940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57" calcext:value-type="float">
            <text:p>9518357</text:p>
          </table:table-cell>
          <table:table-cell/>
          <table:table-cell table:style-name="ce15" office:value-type="float" office:value="61.42611" calcext:value-type="float">
            <text:p>61.42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8" calcext:value-type="float">
            <text:p>915940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58" calcext:value-type="float">
            <text:p>9518358</text:p>
          </table:table-cell>
          <table:table-cell/>
          <table:table-cell table:style-name="ce15" office:value-type="float" office:value="58.46806" calcext:value-type="float">
            <text:p>58.4680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9" calcext:value-type="float">
            <text:p>915940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59" calcext:value-type="float">
            <text:p>9518359</text:p>
          </table:table-cell>
          <table:table-cell/>
          <table:table-cell table:style-name="ce15" office:value-type="float" office:value="57.4575" calcext:value-type="float">
            <text:p>57.45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0" calcext:value-type="float">
            <text:p>915941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60" calcext:value-type="float">
            <text:p>9518360</text:p>
          </table:table-cell>
          <table:table-cell/>
          <table:table-cell table:style-name="ce15" office:value-type="float" office:value="50.61528" calcext:value-type="float">
            <text:p>50.61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1" calcext:value-type="float">
            <text:p>91594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61" calcext:value-type="float">
            <text:p>9518361</text:p>
          </table:table-cell>
          <table:table-cell/>
          <table:table-cell table:style-name="ce15" office:value-type="float" office:value="50.52167" calcext:value-type="float">
            <text:p>50.52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2" calcext:value-type="float">
            <text:p>91594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62" calcext:value-type="float">
            <text:p>9518362</text:p>
          </table:table-cell>
          <table:table-cell/>
          <table:table-cell table:style-name="ce15" office:value-type="float" office:value="43.85222" calcext:value-type="float">
            <text:p>43.85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3" calcext:value-type="float">
            <text:p>91594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63" calcext:value-type="float">
            <text:p>9518363</text:p>
          </table:table-cell>
          <table:table-cell/>
          <table:table-cell table:style-name="ce15" office:value-type="float" office:value="50.31167" calcext:value-type="float">
            <text:p>50.31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4" calcext:value-type="float">
            <text:p>91594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64" calcext:value-type="float">
            <text:p>9518364</text:p>
          </table:table-cell>
          <table:table-cell/>
          <table:table-cell table:style-name="ce15" office:value-type="float" office:value="51.45917" calcext:value-type="float">
            <text:p>51.45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5" calcext:value-type="float">
            <text:p>91594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65" calcext:value-type="float">
            <text:p>9518365</text:p>
          </table:table-cell>
          <table:table-cell/>
          <table:table-cell table:style-name="ce15" office:value-type="float" office:value="41.34417" calcext:value-type="float">
            <text:p>41.344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6" calcext:value-type="float">
            <text:p>91594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66" calcext:value-type="float">
            <text:p>9518366</text:p>
          </table:table-cell>
          <table:table-cell/>
          <table:table-cell table:style-name="ce15" office:value-type="float" office:value="46.08694" calcext:value-type="float">
            <text:p>46.08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7" calcext:value-type="float">
            <text:p>91594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67" calcext:value-type="float">
            <text:p>9518367</text:p>
          </table:table-cell>
          <table:table-cell/>
          <table:table-cell table:style-name="ce15" office:value-type="float" office:value="43.21694" calcext:value-type="float">
            <text:p>43.21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8" calcext:value-type="float">
            <text:p>91594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68" calcext:value-type="float">
            <text:p>9518368</text:p>
          </table:table-cell>
          <table:table-cell/>
          <table:table-cell table:style-name="ce15" office:value-type="float" office:value="48.51778" calcext:value-type="float">
            <text:p>48.51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9" calcext:value-type="float">
            <text:p>91594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69" calcext:value-type="float">
            <text:p>9518369</text:p>
          </table:table-cell>
          <table:table-cell/>
          <table:table-cell table:style-name="ce15" office:value-type="float" office:value="50.17056" calcext:value-type="float">
            <text:p>50.170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0" calcext:value-type="float">
            <text:p>915942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70" calcext:value-type="float">
            <text:p>9518370</text:p>
          </table:table-cell>
          <table:table-cell/>
          <table:table-cell table:style-name="ce15" office:value-type="float" office:value="41.51917" calcext:value-type="float">
            <text:p>41.51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1" calcext:value-type="float">
            <text:p>91594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71" calcext:value-type="float">
            <text:p>9518371</text:p>
          </table:table-cell>
          <table:table-cell/>
          <table:table-cell table:style-name="ce15" office:value-type="float" office:value="41.00972" calcext:value-type="float">
            <text:p>41.009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2" calcext:value-type="float">
            <text:p>91594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72" calcext:value-type="float">
            <text:p>9518372</text:p>
          </table:table-cell>
          <table:table-cell/>
          <table:table-cell table:style-name="ce15" office:value-type="float" office:value="65.73222" calcext:value-type="float">
            <text:p>65.73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3" calcext:value-type="float">
            <text:p>91594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73" calcext:value-type="float">
            <text:p>9518373</text:p>
          </table:table-cell>
          <table:table-cell/>
          <table:table-cell table:style-name="ce15" office:value-type="float" office:value="63.92667" calcext:value-type="float">
            <text:p>63.92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4" calcext:value-type="float">
            <text:p>91594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74" calcext:value-type="float">
            <text:p>9518374</text:p>
          </table:table-cell>
          <table:table-cell/>
          <table:table-cell table:style-name="ce15" office:value-type="float" office:value="60.98472" calcext:value-type="float">
            <text:p>60.984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5" calcext:value-type="float">
            <text:p>91594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75" calcext:value-type="float">
            <text:p>9518375</text:p>
          </table:table-cell>
          <table:table-cell/>
          <table:table-cell table:style-name="ce15" office:value-type="float" office:value="56.62389" calcext:value-type="float">
            <text:p>56.62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6" calcext:value-type="float">
            <text:p>91594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76" calcext:value-type="float">
            <text:p>9518376</text:p>
          </table:table-cell>
          <table:table-cell/>
          <table:table-cell office:value-type="float" office:value="60.53861" calcext:value-type="float">
            <text:p>60.538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7" calcext:value-type="float">
            <text:p>91594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77" calcext:value-type="float">
            <text:p>9518377</text:p>
          </table:table-cell>
          <table:table-cell/>
          <table:table-cell office:value-type="float" office:value="67.67139" calcext:value-type="float">
            <text:p>67.6713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8" calcext:value-type="float">
            <text:p>91594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78" calcext:value-type="float">
            <text:p>9518378</text:p>
          </table:table-cell>
          <table:table-cell/>
          <table:table-cell office:value-type="float" office:value="64.74611" calcext:value-type="float">
            <text:p>64.74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9" calcext:value-type="float">
            <text:p>91594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79" calcext:value-type="float">
            <text:p>9518379</text:p>
          </table:table-cell>
          <table:table-cell/>
          <table:table-cell office:value-type="float" office:value="70.36333" calcext:value-type="float">
            <text:p>70.3633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0" calcext:value-type="float">
            <text:p>91594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80" calcext:value-type="float">
            <text:p>9518380</text:p>
          </table:table-cell>
          <table:table-cell/>
          <table:table-cell office:value-type="float" office:value="65.74667" calcext:value-type="float">
            <text:p>65.74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1" calcext:value-type="float">
            <text:p>91594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81" calcext:value-type="float">
            <text:p>9518381</text:p>
          </table:table-cell>
          <table:table-cell/>
          <table:table-cell office:value-type="float" office:value="47.40167" calcext:value-type="float">
            <text:p>47.40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2" calcext:value-type="float">
            <text:p>91594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82" calcext:value-type="float">
            <text:p>9518382</text:p>
          </table:table-cell>
          <table:table-cell/>
          <table:table-cell office:value-type="float" office:value="66.81528" calcext:value-type="float">
            <text:p>66.81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3" calcext:value-type="float">
            <text:p>91594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83" calcext:value-type="float">
            <text:p>9518383</text:p>
          </table:table-cell>
          <table:table-cell/>
          <table:table-cell office:value-type="float" office:value="55.7325" calcext:value-type="float">
            <text:p>55.732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4" calcext:value-type="float">
            <text:p>91594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84" calcext:value-type="float">
            <text:p>9518384</text:p>
          </table:table-cell>
          <table:table-cell/>
          <table:table-cell office:value-type="float" office:value="60.75083" calcext:value-type="float">
            <text:p>60.7508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5" calcext:value-type="float">
            <text:p>91594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85" calcext:value-type="float">
            <text:p>9518385</text:p>
          </table:table-cell>
          <table:table-cell/>
          <table:table-cell office:value-type="float" office:value="61.14389" calcext:value-type="float">
            <text:p>61.14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6" calcext:value-type="float">
            <text:p>91594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86" calcext:value-type="float">
            <text:p>9518386</text:p>
          </table:table-cell>
          <table:table-cell/>
          <table:table-cell office:value-type="float" office:value="60.35889" calcext:value-type="float">
            <text:p>60.358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7" calcext:value-type="float">
            <text:p>91594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87" calcext:value-type="float">
            <text:p>9518387</text:p>
          </table:table-cell>
          <table:table-cell/>
          <table:table-cell office:value-type="float" office:value="71.34111" calcext:value-type="float">
            <text:p>71.341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8" calcext:value-type="float">
            <text:p>91594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88" calcext:value-type="float">
            <text:p>9518388</text:p>
          </table:table-cell>
          <table:table-cell/>
          <table:table-cell office:value-type="float" office:value="70.78167" calcext:value-type="float">
            <text:p>70.78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9" calcext:value-type="float">
            <text:p>91594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89" calcext:value-type="float">
            <text:p>9518389</text:p>
          </table:table-cell>
          <table:table-cell/>
          <table:table-cell office:value-type="float" office:value="70.55361" calcext:value-type="float">
            <text:p>70.553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40" calcext:value-type="float">
            <text:p>91594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90" calcext:value-type="float">
            <text:p>9518390</text:p>
          </table:table-cell>
          <table:table-cell/>
          <table:table-cell office:value-type="float" office:value="67.37194" calcext:value-type="float">
            <text:p>67.371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41" calcext:value-type="float">
            <text:p>91594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91" calcext:value-type="float">
            <text:p>9518391</text:p>
          </table:table-cell>
          <table:table-cell/>
          <table:table-cell office:value-type="float" office:value="64.85167" calcext:value-type="float">
            <text:p>64.85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42" calcext:value-type="float">
            <text:p>91594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92" calcext:value-type="float">
            <text:p>9518392</text:p>
          </table:table-cell>
          <table:table-cell/>
          <table:table-cell office:value-type="float" office:value="58.95083" calcext:value-type="float">
            <text:p>58.95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1" calcext:value-type="float">
            <text:p>91713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93" calcext:value-type="float">
            <text:p>9518393</text:p>
          </table:table-cell>
          <table:table-cell/>
          <table:table-cell office:value-type="float" office:value="47.42861" calcext:value-type="float">
            <text:p>47.42861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2" calcext:value-type="float">
            <text:p>91713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94" calcext:value-type="float">
            <text:p>9518394</text:p>
          </table:table-cell>
          <table:table-cell/>
          <table:table-cell office:value-type="float" office:value="66.26389" calcext:value-type="float">
            <text:p>66.2638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3" calcext:value-type="float">
            <text:p>91713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95" calcext:value-type="float">
            <text:p>9518395</text:p>
          </table:table-cell>
          <table:table-cell/>
          <table:table-cell office:value-type="float" office:value="53.6175" calcext:value-type="float">
            <text:p>53.61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4" calcext:value-type="float">
            <text:p>91713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96" calcext:value-type="float">
            <text:p>9518396</text:p>
          </table:table-cell>
          <table:table-cell/>
          <table:table-cell office:value-type="float" office:value="58.83778" calcext:value-type="float">
            <text:p>58.837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5" calcext:value-type="float">
            <text:p>91713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97" calcext:value-type="float">
            <text:p>9518397</text:p>
          </table:table-cell>
          <table:table-cell/>
          <table:table-cell office:value-type="float" office:value="66.72667" calcext:value-type="float">
            <text:p>66.7266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6" calcext:value-type="float">
            <text:p>91713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98" calcext:value-type="float">
            <text:p>9518398</text:p>
          </table:table-cell>
          <table:table-cell/>
          <table:table-cell office:value-type="float" office:value="49.15194" calcext:value-type="float">
            <text:p>49.15194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7" calcext:value-type="float">
            <text:p>91713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99" calcext:value-type="float">
            <text:p>9518399</text:p>
          </table:table-cell>
          <table:table-cell/>
          <table:table-cell office:value-type="float" office:value="47.17333" calcext:value-type="float">
            <text:p>47.17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8" calcext:value-type="float">
            <text:p>91713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00" calcext:value-type="float">
            <text:p>9518400</text:p>
          </table:table-cell>
          <table:table-cell/>
          <table:table-cell office:value-type="float" office:value="51.57417" calcext:value-type="float">
            <text:p>51.574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9" calcext:value-type="float">
            <text:p>91713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01" calcext:value-type="float">
            <text:p>9518401</text:p>
          </table:table-cell>
          <table:table-cell/>
          <table:table-cell office:value-type="float" office:value="58.09833" calcext:value-type="float">
            <text:p>58.09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1" calcext:value-type="float">
            <text:p>91713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02" calcext:value-type="float">
            <text:p>9518402</text:p>
          </table:table-cell>
          <table:table-cell/>
          <table:table-cell office:value-type="float" office:value="47.24333" calcext:value-type="float">
            <text:p>47.24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2" calcext:value-type="float">
            <text:p>91713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03" calcext:value-type="float">
            <text:p>9518403</text:p>
          </table:table-cell>
          <table:table-cell/>
          <table:table-cell office:value-type="float" office:value="50.71833" calcext:value-type="float">
            <text:p>50.71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3" calcext:value-type="float">
            <text:p>91713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04" calcext:value-type="float">
            <text:p>9518404</text:p>
          </table:table-cell>
          <table:table-cell/>
          <table:table-cell office:value-type="float" office:value="58.00583" calcext:value-type="float">
            <text:p>58.005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4" calcext:value-type="float">
            <text:p>91713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05" calcext:value-type="float">
            <text:p>9518405</text:p>
          </table:table-cell>
          <table:table-cell/>
          <table:table-cell office:value-type="float" office:value="47.26472" calcext:value-type="float">
            <text:p>47.264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5" calcext:value-type="float">
            <text:p>91713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06" calcext:value-type="float">
            <text:p>9518406</text:p>
          </table:table-cell>
          <table:table-cell/>
          <table:table-cell office:value-type="float" office:value="47.1725" calcext:value-type="float">
            <text:p>47.172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6" calcext:value-type="float">
            <text:p>91713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07" calcext:value-type="float">
            <text:p>9518407</text:p>
          </table:table-cell>
          <table:table-cell/>
          <table:table-cell office:value-type="float" office:value="53.77083" calcext:value-type="float">
            <text:p>53.77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7" calcext:value-type="float">
            <text:p>91713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08" calcext:value-type="float">
            <text:p>9518408</text:p>
          </table:table-cell>
          <table:table-cell/>
          <table:table-cell office:value-type="float" office:value="58.65194" calcext:value-type="float">
            <text:p>58.65194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8" calcext:value-type="float">
            <text:p>91713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09" calcext:value-type="float">
            <text:p>9518409</text:p>
          </table:table-cell>
          <table:table-cell/>
          <table:table-cell office:value-type="float" office:value="62.09917" calcext:value-type="float">
            <text:p>62.099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9" calcext:value-type="float">
            <text:p>91713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10" calcext:value-type="float">
            <text:p>9518410</text:p>
          </table:table-cell>
          <table:table-cell/>
          <table:table-cell office:value-type="float" office:value="47.11833" calcext:value-type="float">
            <text:p>47.11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0" calcext:value-type="float">
            <text:p>91713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11" calcext:value-type="float">
            <text:p>9518411</text:p>
          </table:table-cell>
          <table:table-cell/>
          <table:table-cell office:value-type="float" office:value="47.74417" calcext:value-type="float">
            <text:p>47.744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1" calcext:value-type="float">
            <text:p>91713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12" calcext:value-type="float">
            <text:p>9518412</text:p>
          </table:table-cell>
          <table:table-cell/>
          <table:table-cell office:value-type="float" office:value="47.23972" calcext:value-type="float">
            <text:p>47.239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2" calcext:value-type="float">
            <text:p>91713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13" calcext:value-type="float">
            <text:p>9518413</text:p>
          </table:table-cell>
          <table:table-cell/>
          <table:table-cell office:value-type="float" office:value="47.20639" calcext:value-type="float">
            <text:p>47.206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3" calcext:value-type="float">
            <text:p>91713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14" calcext:value-type="float">
            <text:p>9518414</text:p>
          </table:table-cell>
          <table:table-cell/>
          <table:table-cell office:value-type="float" office:value="47.49306" calcext:value-type="float">
            <text:p>47.4930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4" calcext:value-type="float">
            <text:p>91713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15" calcext:value-type="float">
            <text:p>9518415</text:p>
          </table:table-cell>
          <table:table-cell/>
          <table:table-cell office:value-type="float" office:value="47.44806" calcext:value-type="float">
            <text:p>47.4480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5" calcext:value-type="float">
            <text:p>91713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16" calcext:value-type="float">
            <text:p>9518416</text:p>
          </table:table-cell>
          <table:table-cell/>
          <table:table-cell office:value-type="float" office:value="47.27" calcext:value-type="float">
            <text:p>47.2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6" calcext:value-type="float">
            <text:p>91713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17" calcext:value-type="float">
            <text:p>9518417</text:p>
          </table:table-cell>
          <table:table-cell/>
          <table:table-cell office:value-type="float" office:value="47.32083" calcext:value-type="float">
            <text:p>47.32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7" calcext:value-type="float">
            <text:p>91713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18" calcext:value-type="float">
            <text:p>9518418</text:p>
          </table:table-cell>
          <table:table-cell/>
          <table:table-cell office:value-type="float" office:value="63.865" calcext:value-type="float">
            <text:p>63.86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8" calcext:value-type="float">
            <text:p>91713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19" calcext:value-type="float">
            <text:p>9518419</text:p>
          </table:table-cell>
          <table:table-cell/>
          <table:table-cell table:style-name="ce15" office:value-type="float" office:value="60.84167" calcext:value-type="float">
            <text:p>60.8416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9" calcext:value-type="float">
            <text:p>91713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20" calcext:value-type="float">
            <text:p>9518420</text:p>
          </table:table-cell>
          <table:table-cell/>
          <table:table-cell table:style-name="ce15" office:value-type="float" office:value="60.76972" calcext:value-type="float">
            <text:p>60.769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0" calcext:value-type="float">
            <text:p>91713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21" calcext:value-type="float">
            <text:p>9518421</text:p>
          </table:table-cell>
          <table:table-cell/>
          <table:table-cell table:style-name="ce15" office:value-type="float" office:value="50.33333" calcext:value-type="float">
            <text:p>50.33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1" calcext:value-type="float">
            <text:p>91713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22" calcext:value-type="float">
            <text:p>9518422</text:p>
          </table:table-cell>
          <table:table-cell/>
          <table:table-cell table:style-name="ce15" office:value-type="float" office:value="64.39722" calcext:value-type="float">
            <text:p>64.3972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2" calcext:value-type="float">
            <text:p>91713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23" calcext:value-type="float">
            <text:p>9518423</text:p>
          </table:table-cell>
          <table:table-cell/>
          <table:table-cell table:style-name="ce15" office:value-type="float" office:value="56.12056" calcext:value-type="float">
            <text:p>56.1205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3" calcext:value-type="float">
            <text:p>917134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24" calcext:value-type="float">
            <text:p>9518424</text:p>
          </table:table-cell>
          <table:table-cell/>
          <table:table-cell table:style-name="ce15" office:value-type="float" office:value="59.7575" calcext:value-type="float">
            <text:p>59.75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4" calcext:value-type="float">
            <text:p>917134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25" calcext:value-type="float">
            <text:p>9518425</text:p>
          </table:table-cell>
          <table:table-cell/>
          <table:table-cell table:style-name="ce15" office:value-type="float" office:value="54.4475" calcext:value-type="float">
            <text:p>54.44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5" calcext:value-type="float">
            <text:p>917134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26" calcext:value-type="float">
            <text:p>9518426</text:p>
          </table:table-cell>
          <table:table-cell/>
          <table:table-cell table:style-name="ce15" office:value-type="float" office:value="47.22889" calcext:value-type="float">
            <text:p>47.2288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6" calcext:value-type="float">
            <text:p>917134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27" calcext:value-type="float">
            <text:p>9518427</text:p>
          </table:table-cell>
          <table:table-cell/>
          <table:table-cell table:style-name="ce15" office:value-type="float" office:value="56.47139" calcext:value-type="float">
            <text:p>56.471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7" calcext:value-type="float">
            <text:p>917134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28" calcext:value-type="float">
            <text:p>9518428</text:p>
          </table:table-cell>
          <table:table-cell/>
          <table:table-cell table:style-name="ce15" office:value-type="float" office:value="58.85278" calcext:value-type="float">
            <text:p>58.852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8" calcext:value-type="float">
            <text:p>917134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29" calcext:value-type="float">
            <text:p>9518429</text:p>
          </table:table-cell>
          <table:table-cell/>
          <table:table-cell table:style-name="ce15" office:value-type="float" office:value="47.30778" calcext:value-type="float">
            <text:p>47.307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9" calcext:value-type="float">
            <text:p>917134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30" calcext:value-type="float">
            <text:p>9518430</text:p>
          </table:table-cell>
          <table:table-cell/>
          <table:table-cell table:style-name="ce15" office:value-type="float" office:value="47.33472" calcext:value-type="float">
            <text:p>47.334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50" calcext:value-type="float">
            <text:p>917135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31" calcext:value-type="float">
            <text:p>9518431</text:p>
          </table:table-cell>
          <table:table-cell/>
          <table:table-cell table:style-name="ce15" office:value-type="float" office:value="63.80639" calcext:value-type="float">
            <text:p>63.806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51" calcext:value-type="float">
            <text:p>917135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24194" calcext:value-type="float">
            <text:p>47.24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29" calcext:value-type="float">
            <text:p>92280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20056" calcext:value-type="float">
            <text:p>47.20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0" calcext:value-type="float">
            <text:p>92280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16528" calcext:value-type="float">
            <text:p>47.16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1" calcext:value-type="float">
            <text:p>92280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48889" calcext:value-type="float">
            <text:p>47.48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2" calcext:value-type="float">
            <text:p>92280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0.49611" calcext:value-type="float">
            <text:p>60.4961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3" calcext:value-type="float">
            <text:p>92280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2.99056" calcext:value-type="float">
            <text:p>52.99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4" calcext:value-type="float">
            <text:p>92280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19083" calcext:value-type="float">
            <text:p>47.19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5" calcext:value-type="float">
            <text:p>92280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81167" calcext:value-type="float">
            <text:p>47.811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6" calcext:value-type="float">
            <text:p>92280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5.11417" calcext:value-type="float">
            <text:p>45.11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7" calcext:value-type="float">
            <text:p>92280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3.73" calcext:value-type="float">
            <text:p>63.7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8" calcext:value-type="float">
            <text:p>92280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48944" calcext:value-type="float">
            <text:p>61.48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9" calcext:value-type="float">
            <text:p>92280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0.57472" calcext:value-type="float">
            <text:p>60.574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0" calcext:value-type="float">
            <text:p>92280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1.15528" calcext:value-type="float">
            <text:p>51.15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1" calcext:value-type="float">
            <text:p>92280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4.01194" calcext:value-type="float">
            <text:p>54.01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2" calcext:value-type="float">
            <text:p>92280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1.29528" calcext:value-type="float">
            <text:p>51.29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3" calcext:value-type="float">
            <text:p>922804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54556" calcext:value-type="float">
            <text:p>66.54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4" calcext:value-type="float">
            <text:p>922804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8.1" calcext:value-type="float">
            <text:p>58.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5" calcext:value-type="float">
            <text:p>922804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6.12667" calcext:value-type="float">
            <text:p>56.126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6" calcext:value-type="float">
            <text:p>922804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7.15306" calcext:value-type="float">
            <text:p>67.153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7" calcext:value-type="float">
            <text:p>922804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6.00222" calcext:value-type="float">
            <text:p>56.002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8" calcext:value-type="float">
            <text:p>922804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29778" calcext:value-type="float">
            <text:p>61.297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9" calcext:value-type="float">
            <text:p>922804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1.97944" calcext:value-type="float">
            <text:p>51.97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0" calcext:value-type="float">
            <text:p>922805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2.70889" calcext:value-type="float">
            <text:p>62.70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1" calcext:value-type="float">
            <text:p>922805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9.25306" calcext:value-type="float">
            <text:p>59.253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2" calcext:value-type="float">
            <text:p>922805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305" calcext:value-type="float">
            <text:p>47.30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3" calcext:value-type="float">
            <text:p>922805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7.33444" calcext:value-type="float">
            <text:p>57.334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4" calcext:value-type="float">
            <text:p>922805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2.41444" calcext:value-type="float">
            <text:p>62.414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5" calcext:value-type="float">
            <text:p>922805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44028" calcext:value-type="float">
            <text:p>47.440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6" calcext:value-type="float">
            <text:p>922805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09194" calcext:value-type="float">
            <text:p>47.09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7" calcext:value-type="float">
            <text:p>922805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11833" calcext:value-type="float">
            <text:p>47.11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8" calcext:value-type="float">
            <text:p>922805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34139" calcext:value-type="float">
            <text:p>47.34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9" calcext:value-type="float">
            <text:p>922805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5.65361" calcext:value-type="float">
            <text:p>65.6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0" calcext:value-type="float">
            <text:p>922806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2.1325" calcext:value-type="float">
            <text:p>62.13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1" calcext:value-type="float">
            <text:p>922806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7.60556" calcext:value-type="float">
            <text:p>67.60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2" calcext:value-type="float">
            <text:p>922806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73778" calcext:value-type="float">
            <text:p>47.737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3" calcext:value-type="float">
            <text:p>922806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2.54333" calcext:value-type="float">
            <text:p>52.54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4" calcext:value-type="float">
            <text:p>922806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2.50444" calcext:value-type="float">
            <text:p>52.504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5" calcext:value-type="float">
            <text:p>922806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68556" calcext:value-type="float">
            <text:p>66.68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6" calcext:value-type="float">
            <text:p>922806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36556" calcext:value-type="float">
            <text:p>66.36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7" calcext:value-type="float">
            <text:p>922806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70.14417" calcext:value-type="float">
            <text:p>70.14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8" calcext:value-type="float">
            <text:p>922806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61389" calcext:value-type="float">
            <text:p>61.61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9" calcext:value-type="float">
            <text:p>922806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55389" calcext:value-type="float">
            <text:p>61.55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0" calcext:value-type="float">
            <text:p>922807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23139" calcext:value-type="float">
            <text:p>47.23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1" calcext:value-type="float">
            <text:p>922807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44944" calcext:value-type="float">
            <text:p>47.44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2" calcext:value-type="float">
            <text:p>922807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7.42889" calcext:value-type="float">
            <text:p>67.42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3" calcext:value-type="float">
            <text:p>922807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32278" calcext:value-type="float">
            <text:p>47.322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4" calcext:value-type="float">
            <text:p>922807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4.84056" calcext:value-type="float">
            <text:p>64.84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5" calcext:value-type="float">
            <text:p>922807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18972" calcext:value-type="float">
            <text:p>47.189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6" calcext:value-type="float">
            <text:p>922807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44389" calcext:value-type="float">
            <text:p>47.44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7" calcext:value-type="float">
            <text:p>922807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16833" calcext:value-type="float">
            <text:p>47.16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8" calcext:value-type="float">
            <text:p>922807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36472" calcext:value-type="float">
            <text:p>47.364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9" calcext:value-type="float">
            <text:p>922807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26139" calcext:value-type="float">
            <text:p>47.26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0" calcext:value-type="float">
            <text:p>922808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055" calcext:value-type="float">
            <text:p>47.05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1" calcext:value-type="float">
            <text:p>922808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32917" calcext:value-type="float">
            <text:p>47.32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2" calcext:value-type="float">
            <text:p>922808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36528" calcext:value-type="float">
            <text:p>47.36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3" calcext:value-type="float">
            <text:p>922808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25361" calcext:value-type="float">
            <text:p>47.2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4" calcext:value-type="float">
            <text:p>922808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13861" calcext:value-type="float">
            <text:p>47.138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5" calcext:value-type="float">
            <text:p>922808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1675" calcext:value-type="float">
            <text:p>47.167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6" calcext:value-type="float">
            <text:p>922808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39083" calcext:value-type="float">
            <text:p>47.39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7" calcext:value-type="float">
            <text:p>922808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20833" calcext:value-type="float">
            <text:p>47.20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8" calcext:value-type="float">
            <text:p>922808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23889" calcext:value-type="float">
            <text:p>47.23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9" calcext:value-type="float">
            <text:p>922808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20111" calcext:value-type="float">
            <text:p>47.2011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0" calcext:value-type="float">
            <text:p>922809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03806" calcext:value-type="float">
            <text:p>47.038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1" calcext:value-type="float">
            <text:p>922809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27639" calcext:value-type="float">
            <text:p>47.276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2" calcext:value-type="float">
            <text:p>922809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17333" calcext:value-type="float">
            <text:p>47.17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3" calcext:value-type="float">
            <text:p>922809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4" calcext:value-type="float">
            <text:p>922809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05028" calcext:value-type="float">
            <text:p>61.050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5" calcext:value-type="float">
            <text:p>922809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7.69361" calcext:value-type="float">
            <text:p>57.69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6" calcext:value-type="float">
            <text:p>922809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2.01278" calcext:value-type="float">
            <text:p>62.012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7" calcext:value-type="float">
            <text:p>922809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51528" calcext:value-type="float">
            <text:p>66.51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8" calcext:value-type="float">
            <text:p>922809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7.55417" calcext:value-type="float">
            <text:p>67.55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9" calcext:value-type="float">
            <text:p>922809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72139" calcext:value-type="float">
            <text:p>66.72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0" calcext:value-type="float">
            <text:p>922810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5.12083" calcext:value-type="float">
            <text:p>65.12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1" calcext:value-type="float">
            <text:p>922810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7.00417" calcext:value-type="float">
            <text:p>57.00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2" calcext:value-type="float">
            <text:p>922810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25361" calcext:value-type="float">
            <text:p>47.2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3" calcext:value-type="float">
            <text:p>922810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6.345" calcext:value-type="float">
            <text:p>56.34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4" calcext:value-type="float">
            <text:p>922810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3725" calcext:value-type="float">
            <text:p>47.37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5" calcext:value-type="float">
            <text:p>922810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77917" calcext:value-type="float">
            <text:p>66.77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6" calcext:value-type="float">
            <text:p>922810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2.75917" calcext:value-type="float">
            <text:p>62.75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7" calcext:value-type="float">
            <text:p>922810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5.87639" calcext:value-type="float">
            <text:p>55.876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8" calcext:value-type="float">
            <text:p>922810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7.09833" calcext:value-type="float">
            <text:p>67.09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9" calcext:value-type="float">
            <text:p>922810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7.11667" calcext:value-type="float">
            <text:p>67.116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0" calcext:value-type="float">
            <text:p>922811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3.605" calcext:value-type="float">
            <text:p>63.60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1" calcext:value-type="float">
            <text:p>92281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0.13222" calcext:value-type="float">
            <text:p>50.132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2" calcext:value-type="float">
            <text:p>92281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3.8975" calcext:value-type="float">
            <text:p>63.897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3" calcext:value-type="float">
            <text:p>92281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89944" calcext:value-type="float">
            <text:p>66.89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4" calcext:value-type="float">
            <text:p>92281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55583" calcext:value-type="float">
            <text:p>66.55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5" calcext:value-type="float">
            <text:p>92281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3.77722" calcext:value-type="float">
            <text:p>63.777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6" calcext:value-type="float">
            <text:p>92281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4525" calcext:value-type="float">
            <text:p>66.45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7" calcext:value-type="float">
            <text:p>92281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4.96056" calcext:value-type="float">
            <text:p>64.96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8" calcext:value-type="float">
            <text:p>92281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5.08194" calcext:value-type="float">
            <text:p>65.08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9" calcext:value-type="float">
            <text:p>92281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8.34806" calcext:value-type="float">
            <text:p>68.348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0" calcext:value-type="float">
            <text:p>922812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9.45556" calcext:value-type="float">
            <text:p>49.45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1" calcext:value-type="float">
            <text:p>92281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3.97583" calcext:value-type="float">
            <text:p>63.97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2" calcext:value-type="float">
            <text:p>92281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3.36" calcext:value-type="float">
            <text:p>63.3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3" calcext:value-type="float">
            <text:p>92281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4.66306" calcext:value-type="float">
            <text:p>64.663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4" calcext:value-type="float">
            <text:p>92281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3.10333" calcext:value-type="float">
            <text:p>63.10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5" calcext:value-type="float">
            <text:p>92281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3.90583" calcext:value-type="float">
            <text:p>63.90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6" calcext:value-type="float">
            <text:p>92281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7.15333" calcext:value-type="float">
            <text:p>67.15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7" calcext:value-type="float">
            <text:p>92281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5.18972" calcext:value-type="float">
            <text:p>65.189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8" calcext:value-type="float">
            <text:p>92281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9.7475" calcext:value-type="float">
            <text:p>59.747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87" calcext:value-type="float">
            <text:p>933608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0.86556" calcext:value-type="float">
            <text:p>60.86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88" calcext:value-type="float">
            <text:p>933608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4.6225" calcext:value-type="float">
            <text:p>64.622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89" calcext:value-type="float">
            <text:p>933608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47194" calcext:value-type="float">
            <text:p>66.47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0" calcext:value-type="float">
            <text:p>933609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5.25944" calcext:value-type="float">
            <text:p>65.25944</text:p>
          </table:table-cell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091" calcext:value-type="float">
            <text:p>933609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9.85278" calcext:value-type="float">
            <text:p>59.852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2" calcext:value-type="float">
            <text:p>933609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31806" calcext:value-type="float">
            <text:p>47.318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3" calcext:value-type="float">
            <text:p>933609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45556" calcext:value-type="float">
            <text:p>61.45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4" calcext:value-type="float">
            <text:p>933609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08861" calcext:value-type="float">
            <text:p>61.0886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5" calcext:value-type="float">
            <text:p>933609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7.31472" calcext:value-type="float">
            <text:p>67.3147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6" calcext:value-type="float">
            <text:p>933609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4.91333" calcext:value-type="float">
            <text:p>64.913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7" calcext:value-type="float">
            <text:p>933609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5.35306" calcext:value-type="float">
            <text:p>65.353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8" calcext:value-type="float">
            <text:p>933609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5.31722" calcext:value-type="float">
            <text:p>65.31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9" calcext:value-type="float">
            <text:p>933609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1.84861" calcext:value-type="float">
            <text:p>51.8486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0" calcext:value-type="float">
            <text:p>933610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5.48944" calcext:value-type="float">
            <text:p>65.489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1" calcext:value-type="float">
            <text:p>933610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4.60917" calcext:value-type="float">
            <text:p>54.609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2" calcext:value-type="float">
            <text:p>933610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9.79639" calcext:value-type="float">
            <text:p>59.796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3" calcext:value-type="float">
            <text:p>933610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72556" calcext:value-type="float">
            <text:p>61.72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4" calcext:value-type="float">
            <text:p>933610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4.52694" calcext:value-type="float">
            <text:p>64.526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5" calcext:value-type="float">
            <text:p>933610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34056" calcext:value-type="float">
            <text:p>47.340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6" calcext:value-type="float">
            <text:p>933610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37" calcext:value-type="float">
            <text:p>61.3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7" calcext:value-type="float">
            <text:p>933610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4.91694" calcext:value-type="float">
            <text:p>54.916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8" calcext:value-type="float">
            <text:p>933610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80333" calcext:value-type="float">
            <text:p>61.803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9" calcext:value-type="float">
            <text:p>933610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57083" calcext:value-type="float">
            <text:p>61.57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0" calcext:value-type="float">
            <text:p>933611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2.12833" calcext:value-type="float">
            <text:p>52.128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1" calcext:value-type="float">
            <text:p>93361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4.87556" calcext:value-type="float">
            <text:p>64.87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2" calcext:value-type="float">
            <text:p>93361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13" calcext:value-type="float">
            <text:p>93361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9.70167" calcext:value-type="float">
            <text:p>69.7016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4" calcext:value-type="float">
            <text:p>93361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27167" calcext:value-type="float">
            <text:p>47.2716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5" calcext:value-type="float">
            <text:p>93361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7.25889" calcext:value-type="float">
            <text:p>67.258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6" calcext:value-type="float">
            <text:p>93361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4.55944" calcext:value-type="float">
            <text:p>64.559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7" calcext:value-type="float">
            <text:p>93361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5.25" calcext:value-type="float">
            <text:p>65.2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8" calcext:value-type="float">
            <text:p>93361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4.07083" calcext:value-type="float">
            <text:p>54.07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9" calcext:value-type="float">
            <text:p>93361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0.02222" calcext:value-type="float">
            <text:p>60.022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0" calcext:value-type="float">
            <text:p>933612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7.79139" calcext:value-type="float">
            <text:p>67.791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1" calcext:value-type="float">
            <text:p>93361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51056" calcext:value-type="float">
            <text:p>66.510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2" calcext:value-type="float">
            <text:p>93361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1.05889" calcext:value-type="float">
            <text:p>51.058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3" calcext:value-type="float">
            <text:p>93361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5.53083" calcext:value-type="float">
            <text:p>65.53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4" calcext:value-type="float">
            <text:p>93361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70.54722" calcext:value-type="float">
            <text:p>70.54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5" calcext:value-type="float">
            <text:p>93361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1.96417" calcext:value-type="float">
            <text:p>51.964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6" calcext:value-type="float">
            <text:p>93361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27" calcext:value-type="float">
            <text:p>93361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3.12361" calcext:value-type="float">
            <text:p>63.1236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8" calcext:value-type="float">
            <text:p>93361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2075" calcext:value-type="float">
            <text:p>61.207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9" calcext:value-type="float">
            <text:p>93361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70.07417" calcext:value-type="float">
            <text:p>70.074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0" calcext:value-type="float">
            <text:p>93361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3.13444" calcext:value-type="float">
            <text:p>63.134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1" calcext:value-type="float">
            <text:p>93361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43083" calcext:value-type="float">
            <text:p>47.43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2" calcext:value-type="float">
            <text:p>93361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1.42889" calcext:value-type="float">
            <text:p>51.428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3" calcext:value-type="float">
            <text:p>93361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36556" calcext:value-type="float">
            <text:p>47.36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4" calcext:value-type="float">
            <text:p>93361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02111" calcext:value-type="float">
            <text:p>66.021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5" calcext:value-type="float">
            <text:p>93361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6.99833" calcext:value-type="float">
            <text:p>56.998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6" calcext:value-type="float">
            <text:p>93361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8.70222" calcext:value-type="float">
            <text:p>58.702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7" calcext:value-type="float">
            <text:p>93361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4.76611" calcext:value-type="float">
            <text:p>64.766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8" calcext:value-type="float">
            <text:p>93361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70611" calcext:value-type="float">
            <text:p>66.706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9" calcext:value-type="float">
            <text:p>93361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5.33194" calcext:value-type="float">
            <text:p>55.33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0" calcext:value-type="float">
            <text:p>93361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2.93306" calcext:value-type="float">
            <text:p>62.933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1" calcext:value-type="float">
            <text:p>93361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42" calcext:value-type="float">
            <text:p>93361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71.90722" calcext:value-type="float">
            <text:p>71.90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3" calcext:value-type="float">
            <text:p>933614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4.95528" calcext:value-type="float">
            <text:p>54.955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4" calcext:value-type="float">
            <text:p>933614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47778" calcext:value-type="float">
            <text:p>61.477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5" calcext:value-type="float">
            <text:p>933614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46" calcext:value-type="float">
            <text:p>933614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0.98722" calcext:value-type="float">
            <text:p>50.98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7" calcext:value-type="float">
            <text:p>933614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8.23528" calcext:value-type="float">
            <text:p>58.235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8" calcext:value-type="float">
            <text:p>933614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60444" calcext:value-type="float">
            <text:p>47.604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9" calcext:value-type="float">
            <text:p>933614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29722" calcext:value-type="float">
            <text:p>47.29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0" calcext:value-type="float">
            <text:p>933615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1.58139" calcext:value-type="float">
            <text:p>51.581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1" calcext:value-type="float">
            <text:p>933615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86778" calcext:value-type="float">
            <text:p>66.867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2" calcext:value-type="float">
            <text:p>933615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5.95389" calcext:value-type="float">
            <text:p>65.953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3" calcext:value-type="float">
            <text:p>933615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3.34833" calcext:value-type="float">
            <text:p>63.348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4" calcext:value-type="float">
            <text:p>933615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19806" calcext:value-type="float">
            <text:p>66.198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5" calcext:value-type="float">
            <text:p>933615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2.14222" calcext:value-type="float">
            <text:p>62.142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6" calcext:value-type="float">
            <text:p>933615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57" calcext:value-type="float">
            <text:p>933615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59611" calcext:value-type="float">
            <text:p>66.596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8" calcext:value-type="float">
            <text:p>933615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53722" calcext:value-type="float">
            <text:p>66.53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9" calcext:value-type="float">
            <text:p>933615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24667" calcext:value-type="float">
            <text:p>66.2466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0" calcext:value-type="float">
            <text:p>933616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1" calcext:value-type="float">
            <text:p>933616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2" calcext:value-type="float">
            <text:p>933616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3" calcext:value-type="float">
            <text:p>933616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4" calcext:value-type="float">
            <text:p>933616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01028" calcext:value-type="float">
            <text:p>61.010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5" calcext:value-type="float">
            <text:p>933616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79194" calcext:value-type="float">
            <text:p>66.79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6" calcext:value-type="float">
            <text:p>933616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8.92583" calcext:value-type="float">
            <text:p>58.925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7" calcext:value-type="float">
            <text:p>933616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8" calcext:value-type="float">
            <text:p>933616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2.62194" calcext:value-type="float">
            <text:p>62.62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9" calcext:value-type="float">
            <text:p>933616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3.72944" calcext:value-type="float">
            <text:p>63.729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0" calcext:value-type="float">
            <text:p>933617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0.72278" calcext:value-type="float">
            <text:p>60.722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1" calcext:value-type="float">
            <text:p>933617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09139" calcext:value-type="float">
            <text:p>61.091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2" calcext:value-type="float">
            <text:p>933617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71.32028" calcext:value-type="float">
            <text:p>71.320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3" calcext:value-type="float">
            <text:p>933617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71.32056" calcext:value-type="float">
            <text:p>71.320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4" calcext:value-type="float">
            <text:p>933617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65917" calcext:value-type="float">
            <text:p>66.659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5" calcext:value-type="float">
            <text:p>933617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2.17917" calcext:value-type="float">
            <text:p>62.179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6" calcext:value-type="float">
            <text:p>933617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4.17639" calcext:value-type="float">
            <text:p>64.176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7" calcext:value-type="float">
            <text:p>933617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78" calcext:value-type="float">
            <text:p>933617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9.3375" calcext:value-type="float">
            <text:p>69.337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9" calcext:value-type="float">
            <text:p>933617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80" calcext:value-type="float">
            <text:p>933618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3.85472" calcext:value-type="float">
            <text:p>63.8547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1" calcext:value-type="float">
            <text:p>933618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71.74528" calcext:value-type="float">
            <text:p>71.745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2" calcext:value-type="float">
            <text:p>933618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70639" calcext:value-type="float">
            <text:p>66.706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3" calcext:value-type="float">
            <text:p>933618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84" calcext:value-type="float">
            <text:p>933618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8.45278" calcext:value-type="float">
            <text:p>68.452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5" calcext:value-type="float">
            <text:p>933618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8.48417" calcext:value-type="float">
            <text:p>68.484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6" calcext:value-type="float">
            <text:p>933618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5:00:23.623562868</meta:creation-date>
    <meta:generator>LibreOffice/7.3.5.2$Linux_X86_64 LibreOffice_project/30$Build-2</meta:generator>
    <dc:date>2022-08-29T11:40:20.714332958</dc:date>
    <meta:editing-duration>P5DT21H31M29S</meta:editing-duration>
    <meta:editing-cycles>293</meta:editing-cycles>
    <meta:document-statistic meta:table-count="1" meta:cell-count="8216" meta:object-count="0"/>
  </office:meta>
</office:document-meta>
</file>